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Normal">La technologie et l’innovation au Brésil en 2024 : un laboratoire d’avenir</text:p>
      <text:p/>
      <text:p text:style-name="Normal">En 2024, le Brésil s’affirme comme l’un des acteurs majeurs de la révolution technologique en Amérique latine, combinant dynamisme économique, potentiel scientifique et politiques publiques encourageantes. Forte d’une population jeune et connectée, le pays se positionne comme un véritable laboratoire d’innovation, notamment dans des domaines tels que les énergies renouvelables, l’agriculture de précision ou encore l’intelligence artificielle. Les startups brésiliennes attirent désormais des investisseurs internationaux, tandis que les géant tech locaux rivalisent avec leurs homologues mondiaux.</text:p>
      <text:p/>
      <text:p text:style-name="Normal">L’un des secteurs phares de cette transformation est celui des *fintechs*, où São Paulo et Rio de Janeiro sont devenues des hubs incontournables. Des plateformes comme Nubank ou Stone ont redéfini la relation à la banque grâce à leurs solutions digitales accessibles à tous. En parallèle, le pays mise sur une transition énergétique ambitieuse : grâce à ses atouts géographiques – solaire au Nord-Est, éolien dans le Sud – et son héritage hydroélectrique (comme le gigantesque barrage d’Itaipu), il pourrait devenir un leader mondial du "vert".</text:p>
      <text:p/>
      <text:p text:style-name="Normal">Cependant, cette ascension n’est pas sans défis. Les inégalités numériques persistantes entre régions rurales et métropoles urbaines freinent parfois l’adoption généralisée des innovations. De plus, les tensions géopolitiques autour de la protection des données ou du rôle croissant de la Chine dans les infrastructures technologiques soulèvent des questions stratégiques pour Brasilia.</text:p>
      <text:p/>
      <text:p text:style-name="Normal">Pourtant, avec son écosystème universitaire dynamique (l’Université de São Paulo figure parmi les meilleures d’Amérique latine) et une culture entrepreneuriale galvanisée par la crise pandémique (qui a accéléré la digitalisation), le Brésil a toutes les cartes en main pour saisir sa place dans ce siècle marqué par l’accélération technologique.</text:p>
      <text:p/>
      <text:p text:style-name="Normal">Conclusion : En 2024, entre espoirs économiques et risques sociétaux inédits liés au numérique massif – cybersécurité fragile ou IA controversées –, le géant sud-américain incarne peut-être mieux qu’ailleurs comment concilier déterminisme scientifique… et réalités sociales complexes.</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